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58pt"/>
    </style:style>
    <style:style style:name="P2" style:family="paragraph">
      <style:paragraph-properties fo:margin-left="0cm" fo:margin-right="0cm" fo:text-indent="0cm"/>
      <style:text-properties fo:color="#ffffff" fo:font-size="58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agniemy być w Twej chwale</text:span><text:span text:style-name="T1"><text:line-break/></text:span><text:span text:style-name="T1">Poznawać łaskę Twą</text:span><text:span text:style-name="T1"><text:line-break/></text:span><text:span text:style-name="T1">Być w Twojej obecności,</text:span><text:span text:style-name="T1"><text:line-break/></text:span><text:span text:style-name="T1">Wpatrywać się w Twą twarz</text:span><text:span text:style-name="T1"><text:line-break/></text:span><text:span text:style-name="T1">Kłaniamy się przed Tobą,</text:span><text:span text:style-name="T1"><text:line-break/></text:span><text:span text:style-name="T1">by słuchać Twoich słów</text:span><text:span text:style-name="T1"><text:line-break/></text:span><text:span text:style-name="T1"><text:line-break/></text:span><text:span text:style-name="T1">Witamy Cię w tym miejscu</text:span><text:span text:style-name="T1"><text:line-break/></text:span><text:span text:style-name="T1">Panie Nasz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8:20:56</meta:creation-date>
    <dc:creator>Rafał Talacha</dc:creator>
    <dc:date>2009-01-27T15:15:09</dc:date>
    <dc:language>pl-PL</dc:language>
    <meta:editing-cycles>5</meta:editing-cycles>
    <meta:editing-duration>PT1M5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